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podpis" style:family="paragraph">
      <style:paragraph-properties fo:margin-top="0.3333in"/>
    </style:style>
    <style:style style:name="P23" style:parent-style-name="podpis" style:family="paragraph">
      <style:paragraph-properties fo:margin-top="0.3333in"/>
    </style:style>
    <style:style style:name="P24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/2024<text:bookmark-end text:name="Text14"/></text:p>
            <text:p text:style-name="Normální">KVOP-2279/2024<text:bookmark-end text:name="Text2"/></text:p>
            <text:p text:style-name="Normální"><text:bookmark-start text:name="Text6"/>17. 01. 2024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Ing. P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<text:s/>o vyřízení<text:s/>žádosti<text:s/>o informace</text:h>
      <text:h text:style-name="Nadpis1" text:outline-level="1">podle<text:s/>zákona<text:s/>č. 106/1999 Sb.,<text:s/>o svobodném přístupu<text:s/>k informacím</text:h>
      <text:p text:style-name="Základnítext">Vážený pane inženýre,</text:p>
      <text:p text:style-name="Základnítext">dne 8. 1. 2024<text:s/>obdržela Kancelář veřejného ochránce práv<text:s/>Vaši žádost o informace. Žádáte o odpověď na následující dotazy, cit.:</text:p>
      <text:list text:style-name="LFO4" text:continue-numbering="true">
        <text:list-item>
          <text:p text:style-name="P17">Je pro vydání dodatečného stavebního povolení nutné splnit všechny požadavky a náležitosti pro jeho vydání, stejně jako pro řádné stavební povolení, vydávané podle zákona 183/2006 Sb. (stavební zákon)?</text:p>
        </text:list-item>
        <text:list-item>
          <text:p text:style-name="P18">Zejména, je nutný (kvalifikovaný) souhlas vlastníka sousedního pozemku s prováděnou stavbou, která nesplňuje podmínky pro stavby prováděné bez stavebního povolení (převyšuje hodnoty uvedení v zákoně ve velikosti zastavěné plochy, výšce stavby a dále také vzdálenosti stavby od hranice pozemku)?</text:p>
        </text:list-item>
        <text:list-item>
          <text:p text:style-name="P19">Co je dodatečné stavební řízení a dodatečné povolení stavby z hlediska zákona? Kdo je oprávněn a jak stanoví odlišné podmínky dodatečného stavebního řízení?</text:p>
        </text:list-item>
        <text:list-item>
          <text:p text:style-name="P20">Pokud není získán (kvalifikovaný) souhlas vlastníka sousedního pozemku, je možné vydat rozhodnutí o povolení stavby (stavební povolení)?</text:p>
        </text:list-item>
        <text:list-item>
          <text:p text:style-name="P21">Pokud stavba je prováděna bez stavebního povolení a platné povolení nezíská ani dodatečně, je povinností místně příslušného stavebního úřadu vydat rozhodnutí o odstranění stavby a jaké budou další kroky při neplnění tohoto rozhodnutí?</text:p>
        </text:list-item>
      </text:list>
      <text:p text:style-name="Základnítext"><text:span text:style-name="Silné">Dáváme</text:span><text:span text:style-name="Silné"><text:s/></text:span><text:span text:style-name="Silné">Vám tyto</text:span><text:span text:style-name="Silné"><text:s/>informace</text:span>:</text:p>
      <text:h text:style-name="Nadpis2" text:outline-level="2">K bodu<text:s/>č. 1</text:h>
      <text:p text:style-name="Základnítext">Ano,<text:s/>podmínky pro vydání dodatečného povolení stavby jsou stejné jako pro povolení stavby v řádném stavebním řízení. Dle § 129 odst. 2 stavebního zákona<text:span text:style-name="Značkapozn.podčarou"><text:note text:note-class="footnote" text:id="_ftn0"><text:note-citation>1</text:note-citation><text:note-body><text:p text:style-name="Textpozn.podčarou"><text:s/>Zákon č. 183/2006 Sb., o územním plánování a stavebním řádu (stavební zákon). Právní předpisy jsou dostupné na<text:s/><text:a xlink:href="http://www.zakonyprolidi.cz" office:target-frame-name="_top" xlink:show="replace"><text:span text:style-name="Hypertextovýodkaz">www.zakonyprolidi.cz</text:span></text:a>.<text:s/></text:p></text:note-body></text:note></text:span><text:s/>platí, že jde-li<text:s/>o stavbu vyžadující stavební povolení, žadatel<text:s/>k žádosti o dodatečné povolení stavby<text:s/>předloží podklady předepsané<text:s/>k žádosti<text:s/>o stavební povolení. Jde-li<text:s/>o stavbu vyžadující pouze územní rozhodnutí, žadatel předloží podklady předepsané<text:s/>k žádosti<text:s/>o územní rozhodnutí.<text:s/><text:soft-page-break/>V řízení<text:s/>o dodatečném povolení stavby stavební úřad postupuje přiměřeně podle<text:s/>§ 90<text:s/>a § 110 až 115; ohledání<text:s/>na místě je povinné.</text:p>
      <text:p text:style-name="Základnítext">Dle § 129 odst. 3 stavebního zákona dále platí, že stavbu uvedenou v odstavci 1 písm. b) (tj. stavbu postavenou bez povolení vyžadovaného stavebním zákonem nebo v rozporu s ním) lze dodatečně povolit, pokud stavebník nebo její vlastník prokáže, že</text:p>
      <text:p text:style-name="Základnítext">a) není umístěna v rozporu s cíli a úkoly územního plánování, politikou územního rozvoje, s územně plánovací dokumentací a s územním opatřením o stavební uzávěře nebo s územním opatřením o asanaci území nebo s předchozími rozhodnutími o území,</text:p>
      <text:p text:style-name="Základnítext">b) není prováděna či provedena na pozemku, kde to zvláštní právní předpis zakazuje nebo omezuje,</text:p>
      <text:p text:style-name="Základnítext">c) není v rozporu s obecnými požadavky na výstavbu nebo s veřejným zájmem chráněným zvláštním právním předpisem.</text:p>
      <text:h text:style-name="Nadpis2" text:outline-level="2">K bodu<text:s/>č. 2</text:h>
      <text:p text:style-name="Základnítext">Obecně platí, že pro dodatečné povolení stavby není nutné doložit souhlas vlastníka sousedního pozemku s provedenou stavbou.<text:s/>Podmínky<text:s/>pro dodatečné povolení stavby upravuje<text:s/>§ 129 stavebního zákona.</text:p>
      <text:p text:style-name="Základnítext"><text:span text:style-name="Silné">K</text:span><text:span text:style-name="Silné"><text:s/></text:span><text:span text:style-name="Silné">bodu</text:span><text:span text:style-name="Silné"><text:s/>č. </text:span><text:span text:style-name="Silné">3</text:span></text:p>
      <text:p text:style-name="Základnítext">Pojem<text:s/><text:span text:style-name="Zdůraznění">„dodatečné stavební řízení“</text:span><text:s/>stavební zákon nezná. Řízení o dodatečném povolení stavby je správní řízení, v němž stavební úřad posuzuje, zda jsou splněny zákonné podmínky pro dodatečné povolení stavby. Dodatečné povolení stavby je správní rozhodnutí, které stavební úřad vydává v řízení o dodatečném povolení stavby.</text:p>
      <text:p text:style-name="Základnítext">Podmínky pro dodatečné povolení stavby upravuje § 129 stavebního zákona.</text:p>
      <text:p text:style-name="Základnítext"><text:span text:style-name="Silné">K</text:span><text:span text:style-name="Silné"><text:s/></text:span><text:span text:style-name="Silné">bodu</text:span><text:span text:style-name="Silné"><text:s/>č. </text:span><text:span text:style-name="Silné">4</text:span></text:p>
      <text:p text:style-name="Základnítext">Obecně platí, že v řádném stavebním řízení lze vydat stavební povolení, i přesto že vlastník sousedního pozemku se stavbou nesouhlasí. Podmínky pro vydání stavebního povolení upravuje § 108 a násl. stavebního zákona.</text:p>
      <text:p text:style-name="Základnítext"><text:span text:style-name="Silné">K</text:span><text:span text:style-name="Silné"><text:s/></text:span><text:span text:style-name="Silné">bodu</text:span><text:span text:style-name="Silné"><text:s/>č. </text:span><text:span text:style-name="Silné">5</text:span></text:p>
      <text:p text:style-name="Základnítext">Pokud je stavba prováděna bez stavebního povolení, musí stavební úřad zahájit řízení o odstranění stavby dle § 129 stavebního zákona. Toto řízení v případě podané žádosti o dodatečné povolení stavby přeruší. Pokud následně stavební úřad stavbu dodatečně nepovolí, musí se stavební úřad vrátit do řízení o odstranění stavby a ve věci rozhodnout.<text:s/></text:p>
      <text:p text:style-name="Základnítext">Stavební úřad následně přistoupí k nucenému výkonu rozhodnutí o odstranění stavby (blíže viz § 103 a násl. správního řádu<text:span text:style-name="Značkapozn.podčarou"><text:note text:note-class="footnote" text:id="_ftn1"><text:note-citation>2</text:note-citation><text:note-body><text:p text:style-name="Textpozn.podčarou"><text:s/>Zákon č. 500/2004 Sb., správní řád.<text:s/></text:p></text:note-body></text:note></text:span>). Stavební úřad musí zahájit řízení o přestupku podle § 179<text:s/><text:soft-page-break/>odst. 1 písm. d) stavebního zákona, který spočívá v neodstranění stavby ve lhůtě stanovené v rozhodnutí o odstranění stavby podle § 129.</text:p>
      <text:p text:style-name="Základnítext">Další informace o dodatečném povolení stavby můžete nalézt ve <text:span text:style-name="Zdůraznění">Sborníku stanovisek veřejného ochránce práv – Odstraňování staveb II</text:span>, který zasílám v příloze.</text:p>
      <text:p text:style-name="Základnítext">Závěrem uvádím, že<text:s/>veřejný ochránce<text:s/>práv<text:s/>nemůže poskytovat právní poradenství. Právní poradenství nelze poskytovat ani prostřednictvím vyřizování žádostí o poskytnutí informace podle zákona č. 106/1999 Sb., o svobodném přístupu k informacím.</text:p>
      <text:p text:style-name="Základnítext">Řešíte-li konkrétní kauzu, můžete se na ochránce obrátit klasickým podnětem (k působnosti ochránce a k náležitostem podnětu viz přiložený leták<text:s/><text:span text:style-name="Zdůraznění">Ombudsman</text:span>).</text:p>
      <text:p text:style-name="Základnítext">S pozdravem</text:p>
      <text:p text:style-name="P22"/>
      <text:p text:style-name="P23"/>
      <text:p text:style-name="P24">JUDr. Pavel Pořízek, Ph.D.</text:p>
      <text:p text:style-name="podpis">vedoucí Kanceláře veřejného ochránce práv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Sborník<text:s/>stanovisek veřejného ochránce práv – Odstraňování staveb II</text:p>
      <text:p text:style-name="Normální">Ombudsman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4V22*</text:span>*KVOPX00E4V22*</text:p>
        <text:p text:style-name="P12"><text:span text:style-name="T13">KVOPX00E4V22</text:span>KVOPX00E4V2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2-02T09:05:00Z</meta:creation-date>
    <dc:date>2024-02-02T09:0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10" meta:word-count="732" meta:character-count="5044" meta:row-count="36" meta:non-whitespace-character-count="4322"/>
  </office:meta>
</office:document-meta>
</file>